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CoCivium Partner Outreach — PS7 Dump (2025-09-03)</text:h>
      <text:p>This document summarizes PS7 terminal session outputs and relevant content approved by the user for CoCivium partner outreach archival, extracted on 2025-09-03.</text:p>
      <text:p>It includes metadata regarding outreach status, tone/style review, and system-generated interpretations of message resonance and formatting pass/fail notes.</text:p>
      <text:p>All contents were previously approved by the user and are being reconstituted due to file loss. This version is safe for repo archival and partner inspection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